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paragraph-properties fo:line-height="100%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style:font-name="Segoe UI5" fo:font-size="32pt" style:font-size-asian="44pt" style:font-size-complex="44pt"/>
    </style:style>
    <style:style style:name="P12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style:text-position="33% 58%" style:font-name="Calibri2" style:font-name-asian="Calibri3" style:font-name-complex="Calibri3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39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40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1" style:family="text">
      <style:text-properties fo:font-size="24pt" style:font-size-asian="32pt" style:font-size-complex="32pt"/>
    </style:style>
    <style:style style:name="T42" style:family="text">
      <style:text-properties fo:font-size="32pt" style:font-size-asian="44pt" style:font-size-complex="44pt"/>
    </style:style>
    <style:style style:name="T43" style:family="text">
      <style:text-properties fo:font-size="32pt" fo:font-style="italic" style:font-size-asian="44pt" style:font-style-asian="italic" style:font-size-complex="44pt" style:font-style-complex="italic"/>
    </style:style>
    <style:style style:name="T44" style:family="text">
      <style:text-properties fo:font-size="22pt" style:font-size-asian="28pt" style:font-size-complex="28pt"/>
    </style:style>
    <style:style style:name="T45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46" style:family="text">
      <style:text-properties fo:font-size="22pt" fo:font-style="italic" style:font-size-asian="28pt" style:font-style-asian="italic" style:font-size-complex="28pt" style:font-style-complex="italic"/>
    </style:style>
    <style:style style:name="T47" style:family="text">
      <style:text-properties style:text-position="33% 58%" fo:font-size="22pt" style:font-size-asian="28pt" style:font-size-complex="28pt"/>
    </style:style>
    <style:style style:name="T48" style:family="text">
      <style:text-properties style:text-position="-33% 58%" fo:font-size="22pt" style:font-size-asian="28pt" style:font-size-complex="28pt"/>
    </style:style>
    <style:style style:name="T49" style:family="text">
      <style:text-properties fo:font-size="22pt" fo:font-style="normal" style:font-size-asian="28pt" style:font-style-asian="normal" style:font-size-complex="28pt" style:font-style-complex="normal"/>
    </style:style>
    <style:style style:name="T50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51" style:family="text">
      <style:text-properties style:text-position="-33% 58%" style:font-name="Segoe UI4" style:font-name-asian="Segoe UI4" style:font-name-complex="Segoe UI4"/>
    </style:style>
    <style:style style:name="T52" style:family="text">
      <style:text-properties style:font-name="Segoe UI4" style:font-name-asian="Segoe UI4" style:font-name-complex="Segoe UI4"/>
    </style:style>
    <style:style style:name="T53" style:family="text">
      <style:text-properties style:font-name="Segoe UI5" fo:font-size="32pt" style:font-size-asian="44pt" style:font-size-complex="44pt"/>
    </style:style>
    <style:style style:name="T54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55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56" style:family="text">
      <style:text-properties style:text-position="33% 58%" style:font-name="Segoe UI5" fo:font-size="32pt" style:font-size-asian="44pt" style:font-size-complex="44pt"/>
    </style:style>
    <style:style style:name="T57" style:family="text">
      <style:text-properties fo:font-size="20pt" style:font-size-asian="26pt" style:font-size-complex="26pt"/>
    </style:style>
    <style:style style:name="T58" style:family="text">
      <style:text-properties fo:font-size="20pt" fo:font-style="italic" style:font-size-asian="26pt" style:font-style-asian="italic" style:font-size-complex="26pt" style:font-style-complex="italic"/>
    </style:style>
    <style:style style:name="T59" style:family="text">
      <style:text-properties fo:font-size="24pt" fo:font-style="italic" style:font-size-asian="32pt" style:font-style-asian="italic" style:font-size-complex="32pt" style:font-style-complex="italic"/>
    </style:style>
    <style:style style:name="T60" style:family="text">
      <style:text-properties style:text-position="33% 58%" fo:font-size="24pt" style:font-size-asian="32pt" style:font-size-complex="32pt"/>
    </style:style>
    <style:style style:name="T61" style:family="text">
      <style:text-properties style:text-position="33% 58%" fo:font-size="28pt" style:font-size-asian="40pt" style:font-size-complex="40pt"/>
    </style:style>
    <style:style style:name="T62" style:family="text">
      <style:text-properties style:text-position="33% 58%"/>
    </style:style>
    <style:style style:name="T63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4" style:family="text">
      <style:text-properties style:text-position="-33% 58%" fo:font-size="32pt" style:font-size-asian="44pt" style:font-size-complex="44pt"/>
    </style:style>
    <style:style style:name="T65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66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67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±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au dann, wenn der Hamilton-Operator gerade ist,</text:p>
            <text:p>also wenn</text:p>
          </draw:text-box>
        </draw:frame>
        <draw:frame draw:style-name="gr2" draw:text-style-name="P3" draw:layer="layout" svg:width="5.304cm" svg:height="1.033cm" svg:x="15.847cm" svg:y="10.983cm">
          <text:p/>
          <draw:object xlink:href="../gerade%20Parität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698cm" svg:x="1.4cm" svg:y="4.655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innerhalb und außerhalb) des Potentials mit dem Ansatz <text:span text:style-name="T5">φ</text:span><text:span text:style-name="T34">A</text:span><text:span text:style-name="T27">(</text:span><text:span text:style-name="T16">q</text:span><text:span text:style-name="T27">) = </text:span><text:span text:style-name="T5">α</text:span><text:span text:style-name="T34">+</text:span><text:span text:style-name="T27">e</text:span><text:span text:style-name="T35">κ</text:span><text:span text:style-name="T36">q</text:span><text:span text:style-name="T15"> + </text:span><text:span text:style-name="T5">α</text:span><text:span text:style-name="T37">-</text:span><text:span text:style-name="T15">e</text:span><text:span text:style-name="T35">-</text:span><text:span text:style-name="T35">κ</text:span><text:span text:style-name="T36">q</text:span><text:span text:style-name="T15"> und </text:span><text:span text:style-name="T5">φ</text:span><text:span text:style-name="T14">B</text:span><text:span text:style-name="T15">(</text:span><text:span text:style-name="T16">q</text:span><text:span text:style-name="T15">) = </text:span><text:span text:style-name="T5">β</text:span><text:span text:style-name="T37">+</text:span><text:span text:style-name="T15">e</text:span><text:span text:style-name="T17">i</text:span><text:span text:style-name="T35">k</text:span><text:span text:style-name="T36">q</text:span><text:span text:style-name="T15"> + </text:span><text:span text:style-name="T5">β</text:span><text:span text:style-name="T37">-</text:span><text:span text:style-name="T15">e</text:span><text:span text:style-name="T35">-ik</text:span><text:span text:style-name="T36">q</text:span><text:span text:style-name="T15"> sowie C analog zu A,</text:span></text:p>
            <text:p text:style-name="P2"><text:span text:style-name="T15">wobei für A und C gilt:</text:span></text:p>
            <text:p text:style-name="P2"><text:span text:style-name="T15">und für B:</text:span></text:p>
            <text:p text:style-name="P2"><text:span text:style-name="T15">Es gilt für </text:span><text:span text:style-name="T16">q</text:span><text:span text:style-name="T15"> </text:span><text:span text:style-name="T6">→</text:span><text:span text:style-name="T15"> -</text:span><text:span text:style-name="T6">∞ : </text:span><text:span text:style-name="T5">α</text:span><text:span text:style-name="T14">-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+</text:span><text:span text:style-name="T15">e</text:span><text:span text:style-name="T35">κ</text:span><text:span text:style-name="T36">q</text:span><text:span text:style-name="T15"> </text:span></text:p>
            <text:p text:style-name="P7"><text:span text:style-name="T15">und für </text:span><text:span text:style-name="T16">q</text:span><text:span text:style-name="T15"> </text:span><text:span text:style-name="T6">→</text:span><text:span text:style-name="T15"> </text:span><text:span text:style-name="T6">∞ : </text:span><text:span text:style-name="T5">α</text:span><text:span text:style-name="T14">+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-</text:span><text:span text:style-name="T15">e</text:span><text:span text:style-name="T17">-</text:span><text:span text:style-name="T35">κ</text:span><text:span text:style-name="T36">q</text:span><text:span text:style-name="T38">.</text:span></text:p>
            <text:p text:style-name="P7"><text:span text:style-name="T38">Die Anschlußbedingungen bei </text:span><text:span text:style-name="T39">±</text:span><text:span text:style-name="T40">q</text:span><text:span text:style-name="T37">0</text:span><text:span text:style-name="T38"> führt über die Stetigkeit zu folgenden Bestimmungsgleichungen:</text:span></text:p>
          </draw:text-box>
        </draw:frame>
        <draw:frame draw:style-name="gr2" draw:text-style-name="P3" draw:layer="layout" svg:width="9.2cm" svg:height="2.235cm" svg:x="17.999cm" svg:y="8.982cm">
          <text:p/>
          <draw:object xlink:href="../Bedingung%20für%20Bereich%20A%20und%20C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3" draw:layer="layout" svg:width="9.243cm" svg:height="2.235cm" svg:x="15.878cm" svg:y="10.482cm">
          <text:p/>
          <draw:object xlink:href="../Bedingung%20für%20Bereich%20B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ichtigsten Potenzen der imaginären Einheit i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5cm" svg:height="5.825cm" svg:x="7.387cm" svg:y="7.587cm">
          <text:p/>
          <draw:object xlink:href="../Wichtige%20Potenzen%20der%20imaginären%20Einheit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1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1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2">Wie verhalten sich </text:span><text:span text:style-name="T43">T</text:span><text:span text:style-name="T42"> und </text:span><text:span text:style-name="T43">R</text:span><text:span text:style-name="T42"> qualitativ als Funktion der Energie </text:span><text:span text:style-name="T43">E</text:span><text:span text:style-name="T4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0" draw:layer="layout" svg:width="25.199cm" svg:height="3.506cm" svg:x="1.4cm" svg:y="0.836cm" presentation:class="title" presentation:user-transformed="true">
          <draw:text-box>
            <text:p><text:span text:style-name="T44">Wie sieht qualitativ die Aufenthaltswahrscheinlichkeitsdichte |</text:span><text:span text:style-name="T45">φ</text:span><text:span text:style-name="T44">(</text:span><text:span text:style-name="T46">q</text:span><text:span text:style-name="T44">)|</text:span><text:span text:style-name="T47">2</text:span><text:span text:style-name="T44"> eines mit dem Impuls <text:s text:c="2"/></text:span><text:span text:style-name="T46">k</text:span><text:span text:style-name="T48">0</text:span><text:span text:style-name="T49">/</text:span><text:span text:style-name="T46">m</text:span><text:span text:style-name="T44"> auf eine Potentialstufe </text:span><text:span text:style-name="T46">V</text:span><text:span text:style-name="T44">(</text:span><text:span text:style-name="T46">q</text:span><text:span text:style-name="T44">) = </text:span><text:span text:style-name="T46">V</text:span><text:span text:style-name="T48">0</text:span><text:span text:style-name="T44"> </text:span><text:span text:style-name="T46">Θ</text:span><text:span text:style-name="T44">(</text:span><text:span text:style-name="T46">q</text:span><text:span text:style-name="T44">) zulaufenden Teilchens aus? Unterscheiden Sie die Fälle </text:span><text:span text:style-name="T46">E</text:span><text:span text:style-name="T44"> &gt; </text:span><text:span text:style-name="T46">V</text:span><text:span text:style-name="T48">0</text:span><text:span text:style-name="T44"> und </text:span><text:span text:style-name="T46">E</text:span><text:span text:style-name="T44"> &lt; </text:span><text:span text:style-name="T46">V</text:span><text:span text:style-name="T48">0</text:span><text:span text:style-name="T44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0" draw:layer="layout" svg:width="25.199cm" svg:height="3.506cm" svg:x="1.4cm" svg:y="0.834cm" presentation:class="title" presentation:user-transformed="true">
          <draw:text-box>
            <text:p><text:span text:style-name="T44">Wie ändern sich Reflexions- und Transmissionskoeffizienten (</text:span><text:span text:style-name="T46">T</text:span><text:span text:style-name="T44"> und </text:span><text:span text:style-name="T46">R</text:span><text:span text:style-name="T44">), wenn man bei gleicher Teilchenenergie </text:span><text:span text:style-name="T46">E</text:span><text:span text:style-name="T44"> &gt; </text:span><text:span text:style-name="T46">V</text:span><text:span text:style-name="T48">0</text:span><text:span text:style-name="T44"> dieses statt von </text:span><text:span text:style-name="T46">q</text:span><text:span text:style-name="T44"> = −∞ nach </text:span><text:span text:style-name="T46">q</text:span><text:span text:style-name="T44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4">Wie kann man sich bei einer Teilchenenergie </text:span><text:span text:style-name="T46">E</text:span><text:span text:style-name="T44"> &gt; </text:span><text:span text:style-name="T46">V</text:span><text:span text:style-name="T48">0</text:span><text:span text:style-name="T44"> einen von Null verschiedenen Reflexionskoeffizienten </text:span><text:span text:style-name="T46">R</text:span><text:span text:style-name="T44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50">&gt;</text:span><text:span text:style-name="T23">→</text:span><text:span text:style-name="T51">›</text:span> <text:span text:style-name="T1">V</text:span><text:span text:style-name="T23">0</text:span> und <text:span text:style-name="T1">E</text:span> <text:span text:style-name="T52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4">Was kann bei einer unendlich hohen Potentialstufe (</text:span><text:span text:style-name="T46">V</text:span><text:span text:style-name="T48">0</text:span><text:span text:style-name="T44">→∞) über die Wellenfunktion </text:span><text:span text:style-name="T45">φ</text:span><text:span text:style-name="T44">(</text:span><text:span text:style-name="T46">q</text:span><text:span text:style-name="T44">) im klassisch verbotenen Gebiet (</text:span><text:span text:style-name="T46">q</text:span><text:span text:style-name="T44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41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>
          <draw:text-box>
            <text:p><text:span text:style-name="T53">Wie sieht qualitativ die </text:span><text:span text:style-name="T54">q</text:span><text:span text:style-name="T53">-Abhängigkeit von |</text:span><text:span text:style-name="T55">φ</text:span><text:span text:style-name="T53">(</text:span><text:span text:style-name="T54">q</text:span><text:span text:style-name="T53">)|</text:span><text:span text:style-name="T56">2</text:span><text:span text:style-name="T53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12" draw:layer="layout" svg:width="25.199cm" svg:height="3.506cm" svg:x="1.4cm" svg:y="0.827cm" presentation:class="title" presentation:user-transformed="true">
          <draw:text-box>
            <text:p><text:span text:style-name="T57">Mit welchem </text:span><text:span text:style-name="T58">Trick</text:span><text:span text:style-name="T57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text-style-name="P8" draw:layer="layout" svg:width="25.199cm" svg:height="3.506cm" svg:x="1.4cm" svg:y="0.839cm" presentation:class="title" presentation:user-transformed="true">
          <draw:text-box>
            <text:p><text:span text:style-name="T41">Welcher Zusammenhang besteht zwischen der Lebensdauer eines </text:span><text:span text:style-name="T59">α</text:span><text:span text:style-name="T41">-radioaktiven Kerns und der Energie des emittierten </text:span><text:span text:style-name="T59">α</text:span><text:span text:style-name="T41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8" draw:layer="layout" svg:width="25.199cm" svg:height="3.506cm" svg:x="1.4cm" svg:y="0.835cm" presentation:class="title" presentation:user-transformed="true">
          <draw:text-box>
            <text:p><text:span text:style-name="T41">Wie verhalten sich die Wellenfunktion und ihre erste Ableitung, wenn die potentielle Energie </text:span><text:span text:style-name="T59">V</text:span><text:span text:style-name="T41">(</text:span><text:span text:style-name="T59">q</text:span><text:span text:style-name="T41">) die Gestalt einer </text:span><text:span text:style-name="T59">δ</text:span><text:span text:style-name="T41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9" draw:layer="layout" svg:width="25.199cm" svg:height="4.51cm" svg:x="1.4cm" svg:y="0.334cm" presentation:class="title" presentation:user-transformed="true">
          <draw:text-box>
            <text:p><text:span text:style-name="T42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41">Wie hängen Position und Breite der Energiebänder im Kronig-Penney-Modell von der Wechselwirkungsstärke </text:span><text:span text:style-name="T59">D</text:span><text:span text:style-name="T41"> und dem Gitterabstand </text:span><text:span text:style-name="T59">a</text:span><text:span text:style-name="T41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1">Wie viele diskrete Niveaus bilden ein Energieband? Gibt es Niveaus, deren energetische Position unabhängig von der Potentialstärke </text:span><text:span text:style-name="T59">D</text:span><text:span text:style-name="T41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41">Sind der Erzeugungs- und der Vernichtungsoperator </text:span><text:span text:style-name="T59">a</text:span><text:span text:style-name="T41"> und </text:span><text:span text:style-name="T59">a</text:span><text:span text:style-name="T60">+</text:span><text:span text:style-name="T41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61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62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1">Wie beweist man, daß mit |</text:span><text:span text:style-name="T59">n</text:span><text:span text:style-name="T41">&gt; auch </text:span><text:span text:style-name="T59">a</text:span><text:span text:style-name="T41">|</text:span><text:span text:style-name="T59">n</text:span><text:span text:style-name="T41">&gt; und </text:span><text:span text:style-name="T59">a</text:span><text:span text:style-name="T60">+</text:span><text:span text:style-name="T41">|</text:span><text:span text:style-name="T59">n</text:span><text:span text:style-name="T41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2">Wie hängt der Eigenzustand |</text:span><text:span text:style-name="T43">n</text:span><text:span text:style-name="T42">&gt; mit dem </text:span><text:span text:style-name="T43">Vakuumzustand</text:span><text:span text:style-name="T42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2">Geben Sie die Erwartungswerte von Ort und Impuls des Oszillators im Eigenzustand |</text:span><text:span text:style-name="T43">n</text:span><text:span text:style-name="T42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2">Wie lautet das Unschärfeprodukt Δ</text:span><text:span text:style-name="T43">p</text:span><text:span text:style-name="T42"> Δ</text:span><text:span text:style-name="T43">q</text:span><text:span text:style-name="T42">, wenn sich der Oszillator im Zustand |</text:span><text:span text:style-name="T43">n</text:span><text:span text:style-name="T42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2">Welche einfache Differentialgleichung muß die Grundzustandswellenfunktion </text:span><text:span text:style-name="T63">φ</text:span><text:span text:style-name="T64">0</text:span><text:span text:style-name="T42">(</text:span><text:span text:style-name="T43">x</text:span><text:span text:style-name="T42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65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1" draw:layer="layout" svg:width="25.199cm" svg:height="3.506cm" svg:x="1.4cm" svg:y="0.838cm" presentation:class="title" presentation:user-transformed="true">
          <draw:text-box>
            <text:p><text:span text:style-name="T53">Was kann über die Parität der Eigenfunktionen </text:span><text:span text:style-name="T55">φ</text:span><text:span text:style-name="T66">n</text:span><text:span text:style-name="T53">(</text:span><text:span text:style-name="T54">x</text:span><text:span text:style-name="T53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67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text-style-name="P8" draw:layer="layout" svg:width="25.199cm" svg:height="3.506cm" svg:x="1.4cm" svg:y="0.833cm" presentation:class="title" presentation:user-transformed="true">
          <draw:text-box>
            <text:p><text:span text:style-name="T41">Skizzieren Sie die </text:span><text:span text:style-name="T59">Polynommethode</text:span><text:span text:style-name="T41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1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09T16:18:06.388000000</dc:date>
    <meta:document-statistic meta:object-count="314"/>
  </office:meta>
</office:document-meta>
</file>